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acee"/>
    </style:style>
    <style:style style:name="T4" style:family="text">
      <style:text-properties officeooo:rsid="001ff5f5"/>
    </style:style>
    <style:style style:name="T5" style:family="text">
      <style:text-properties officeooo:rsid="0022c6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><text:a xlink:type="simple" xlink:href="https://time2hack.com/different-ways-to-create-arrays-in-javascript/" text:style-name="Internet_20_link" text:visited-style-name="Visited_20_Internet_20_Link">https://time2hack.com/different-ways-to-create-arrays-in-javascript/</text:a> - <text:span text:style-name="T3">Array creation</text:span></text:p>
      <text:p text:style-name="P1"/>
      <text:p text:style-name="P1"><text:a xlink:type="simple" xlink:href="https://www.freecodecamp.org/news/the-javascript-array-handbook/" text:style-name="Internet_20_link" text:visited-style-name="Visited_20_Internet_20_Link">https://www.freecodecamp.org/news/the-javascript-array-handbook/</text:a> - <text:span text:style-name="T4">Array methods</text:span></text:p>
      <text:p text:style-name="P1"/>
      <text:p text:style-name="P1"><text:a xlink:type="simple" xlink:href="https://dev.to/tasnimreza/7-practical-use-cases-of-javascript-array-from-4083" text:style-name="Internet_20_link" text:visited-style-name="Visited_20_Internet_20_Link">https://dev.to/tasnimreza/7-practical-use-cases-of-javascript-array-from-4083</text:a> – <text:span text:style-name="T5">Array.from() use cases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18T18:26:13.792795309</dc:date>
    <meta:editing-duration>PT5H33M4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7" meta:character-count="553" meta:non-whitespace-character-count="529"/>
  </office:meta>
</office:document-meta>
</file>